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neseFilter.ChineseFilter( Token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ineseFilter.next( final Token reusableTok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